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ru" fo:country="RU" fo:font-weight="bold" officeooo:rsid="0001bdc1" officeooo:paragraph-rsid="0001bdc1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language="ru" fo:country="RU" fo:font-weight="bold" officeooo:rsid="0001bdc1" officeooo:paragraph-rsid="0001bdc1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language="ru" fo:country="RU" fo:font-weight="bold" officeooo:rsid="0001ee56" officeooo:paragraph-rsid="0001ee56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language="ru" fo:country="RU" fo:font-weight="normal" officeooo:rsid="0001ee56" officeooo:paragraph-rsid="0001ee56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language="ru" fo:country="RU" fo:font-weight="normal" officeooo:rsid="0002287b" officeooo:paragraph-rsid="0001ee56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text-properties fo:font-size="12pt" fo:language="ru" fo:country="RU" fo:font-weight="normal" officeooo:rsid="001483b8" officeooo:paragraph-rsid="0014d4bc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fo:language="ru" fo:country="RU" fo:font-weight="normal" officeooo:rsid="00192977" officeooo:paragraph-rsid="001a46fe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ru" fo:country="RU" fo:font-weight="normal" officeooo:rsid="00192977" officeooo:paragraph-rsid="001a46fe" style:font-size-asian="12pt" style:font-weight-asian="normal" style:font-size-complex="12pt" style:font-weight-complex="normal"/>
    </style:style>
    <style:style style:name="T1" style:family="text">
      <style:text-properties officeooo:rsid="0001ee56"/>
    </style:style>
    <style:style style:name="T2" style:family="text">
      <style:text-properties officeooo:rsid="0002287b"/>
    </style:style>
    <style:style style:name="T3" style:family="text">
      <style:text-properties officeooo:rsid="001483b8"/>
    </style:style>
    <style:style style:name="T4" style:family="text">
      <style:text-properties officeooo:rsid="0014d4bc"/>
    </style:style>
    <style:style style:name="T5" style:family="text">
      <style:text-properties officeooo:rsid="00196719"/>
    </style:style>
    <style:style style:name="T6" style:family="text">
      <style:text-properties officeooo:rsid="001971e1"/>
    </style:style>
    <style:style style:name="T7" style:family="text">
      <style:text-properties officeooo:rsid="001a46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тимальная модель спайко-временной пластичности для обучения без учителя.</text:p>
      <text:p text:style-name="P1"/>
      <text:p text:style-name="P2"><text:tab/>Рассмотрена гипотеза препологающая, что динамика синапсов контроллируется трёмя базовыми принципами: (1) синапсы приспосабливают свои веса так, чтобы нейроны могли эффективно передавать информацию, (2) гомеостатические процессы стабилизируют средний уровень спайков постсинаптического нейрона, и (3) слабые синапсы адаптируется медленнее сильных, хотя поддерживание сильных более трудоемко. Результаты показывают, что изменяя синапсы согласно правилу обучения основанное на этих принципах имеет те же характеристики, что и спайко-временная пластичность, вырабатывается чувствительность к корреляции входных спайков и правило пригодно для организации синаптической памяти. Причём селективность к входу (тонко настроенные чувствительные поля) постсинаптического нейрона вырабатывается только в случае ярких характеристик входного сигнала. Тонко настроенные нейроны могут сосуществовать с <text:span text:style-name="T1">нейронами, которые не выработали селективность и распределение весов может быть, как унимодальным, так и бимодальным. Формализование динамики синапсов через критерий оптимальности ведет к простому, графическому доказательству стабильности синапсов, необходимого для синаптической памяти.</text:span></text:p>
      <text:p text:style-name="P2"/>
      <text:p text:style-name="P3">Введение.</text:p>
      <text:p text:style-name="P4"><text:tab/>Считается, что изменения в синаптических узлах вовлечены в процесс обучения, <text:s/>формирование памяти и пластичности коры, но вывод точной зависимости между микроскопическими синаптическими свойствами и функциональными последствиями на макроскопическом уровне, остается довольно противоречивым. В экспериментальных условиях, синаптические изменения могут быть вызваны специфичной стимуляцией в определенных условиях выраженных через частоту пресинаптических и постсинаптических спайков <text:span text:style-name="T2">[1,2], потенциал мембраны постсинаптического нейрона [3], содержание ионов кальция [4] или через время спайка [5,6]</text:span>. <text:span text:style-name="T2">В теоретических кругах, условия для синаптических изменений формализуются, как правила изменения синапса или правила обучения [7, 8, 9] (для обзора см. [10, 11, 12]), но точные характеристики, которые позволяют назвать правило пригодным для кортикальной пластичности, неизвестны.</text:span></text:p>
      <text:p text:style-name="P5"><text:tab/>С теоретической точки зрения, необходимо, чтобы правило обучения синапсов было (1) чувствительно к корреляциям между пресинаптическим и постсинаптическими нейронами [14], с целью отклика на корреляции на входе [15], (2) позволяло нейронам формировать входную селективность (чувствительные поля) [16] при наличии сильных черт в входном сигнале, (3) в противном случае распределение весов должно оставаться унимодальным [17]. Также (4) синаптическая память должна показывать высокий уровень стабильности [18], при сохранении пластичности [19]. Более того, эксперименты предпологают, что пластичность чувствительна к частоте спайков пресинаптического нейрона [20], но, также, зависит от точного времени пресинаптических и постсинаптических спайков [21, 22].</text:p>
      <text:p text:style-name="P5"><text:tab/>Существует множество других характеристик, которые бы могли пополнить лист, например, роль внутриклеточного кальция и НМДА-рецепторов, но мы не будем их рассматривать (см. [23, 24] для обзора).</text:p>
      <text:p text:style-name="P4"><text:span text:style-name="T2"><text:tab/>Элементы описанного выше листа не являются исключительными и относительная важность каждого пункта может варьироваться в тех или иных подсистемах. Например, поддержка синаптической памяти может быть более важной в системе долговременной памяти, чем в первичных чувствительных зонах коры. Тем не менее, все пункты указанные в списке выше несут в себе черты важные для пластичности синапсов. Однако, разработка теоретического правила обучения, которое проявляет вышеуказанные свойства имеет </text:span><text:soft-page-break/><text:span text:style-name="T2">характер поставленных ранее задач. Например, классическое правило обучение, которое было предложено, как толкование процесса выбработки чувствительных полей [25, 26] демонстрирует спонтанное разделение синаптических весов на две группы, даже если входной сигнал имеет слабые или отсутствующие вовсе корреляции. Этот феномен сложно соотнести с результатами экспериментов с зрительной корой молодых крыс где было найдено унимодальное распределение весов синапсов [27]. Также, модели нейронов, первичное обучение которых сформировало специализацию на определенном наборе черт входного сигнала при обучении далее с трудом адаптируются к новому сигналу. Другие правила обучения, которые демонстрируют унимодальное распределение синаптических весов не ведут к долговременной стабильности синаптических изменений.</text:span></text:p>
      <text:p text:style-name="P5"><text:tab/>В данной статье, показано, что характеристики (1)-(6) возникают естесственным путём в теоретической модели, где были предъявлены требования только к ограниченному набору целей, которые сформулированы, как постулаты. В особенности, изучено разрешение конфликта требований к содержанию синаптической памяти, пластичности и распределению синаптических весов, указанной моделью. Не смотря на то, что постулаты имеют довольно обший характер и могут быть приспособлены к произвольной нервной системе, здесь рассматривается только возбуждаюшие синапсы в неокортексе или гиппокампе и исключены тормозящие синапсы и синапсы специализированных систем, таких, как «чашечка Хелда» в слуховых зонах. <text:span text:style-name="T3">Наши аргументы основаны на трёх постулатах:</text:span></text:p>
      <text:list xml:id="list1081878487911201798" text:style-name="L2">
        <text:list-item>
          <text:p text:style-name="P6">Синапсы адаптируют свои веса так, что это позволяет нейронам эффективно передавать информацию. <text:span text:style-name="T4">Если быть точным, мы предпологаем теоретический постулат в котором необходимо оптимизировать совместную информацию I между пресинаптическими и постсинаптическими спайками. Такой постулат является устоявшимся в традиции ранних теоретических работ [28, 29], но он сформулирован здесь на уровне спайков нежели спайковых частот.</text:span></text:p>
        </text:list-item>
        <text:list-item>
          <text:p text:style-name="P6"><text:span text:style-name="T4">Гомеостатические процессы работают на синапсах с гарантией того, что длительное усреднение частот нейронных спайков стремится к целевой частоте, которая является характеристикой каждого нейрона. Синаптическое масштабирование и другие связанные механизмы могут быть биофизической реализацией гомеостазиса [30]. Теоретическая основа для такого постулата заключается в больших затратах высоких частот спайков с энергетической точки зрения [31,32].</text:span></text:p>
        </text:list-item>
        <text:list-item>
          <text:p text:style-name="P7"><text:span text:style-name="T4">a</text:span>) Обслуживание сильных синапсов затратно с т<text:span text:style-name="T5">очки зрения</text:span> биофизического механизма, в частности, с точки зрения непрерывного синтеза белков <text:span text:style-name="T6">[33]</text:span>. </text:p>
          <text:p text:style-name="P7"><text:span text:style-name="T7">б) Синаптическая пластичность замедлена для очень слабых синапсов для избегания (неправдоподобного) перехода возбуждающих синапсов в тормозящие.</text:span></text:p>
        </text:list-item>
      </text:list>
      <text:p text:style-name="P8"><text:span text:style-name="T7"><text:tab/></text:span></text:p>
      <text:p text:style-name="P8"><text:span text:style-name="T7"><text:tab/>Оптимальные подходы имеют давнюю традицию в теоретической нейронауке и были использованы двумя разными способами. В первую очередь, оптимизационные подходы позволяют наложить строгие теоретические рамки, эффективность которых может быть сравнима с реальными нервными системами [34, 35, 36]. Во вторых, такие подходы были использованы в качестве концептуальной основы, поскольку она позволяет привязать некоторые функциональные цели (т. е. «будь надёжным») и ограничения (т. е. «не трать много энергии») c элетрофизиологическими свйоствами единичных нейронов и синапсов или <text:s/>нейронных популяций [37, 38, 39, 40, 41]. Наш подход с выводом синаптического правила обучения исходя из оптимизационных критериев следует второму, концептуальному, подходу. 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09:37:12.092623430</meta:creation-date>
    <dc:date>2014-05-12T09:02:23.825003987</dc:date>
    <meta:editing-duration>PT2H55M5S</meta:editing-duration>
    <meta:editing-cycles>37</meta:editing-cycles>
    <meta:generator>LibreOffice/4.1.2.3$Linux_X86_64 LibreOffice_project/410m0$Build-3</meta:generator>
    <meta:document-statistic meta:table-count="0" meta:image-count="0" meta:object-count="0" meta:page-count="2" meta:paragraph-count="14" meta:word-count="851" meta:character-count="7023" meta:non-whitespace-character-count="6173"/>
  </office:meta>
</office:document-meta>
</file>